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8FF4_8</text:p>
      <text:p text:style-name="P3">American Genizah Project: Partnership for Posterity</text:p>
      <text:p text:style-name="P3">Sabato Morais Collection Catalogue Template</text:p>
      <text:p text:style-name="P4"/>
      <text:p text:style-name="P4">Cataloguer: Heather Newlin</text:p>
      <text:p text:style-name="P4"/>
      <text:p text:style-name="P4"/>
      <text:p text:style-name="P4">I. Provenance</text:p>
      <text:p text:style-name="P4"/>
      <text:p text:style-name="P4">Source: CAJS Sabato Morais Papers</text:p>
      <text:p text:style-name="P4">Location: Box 8, FF 4</text:p>
      <text:p text:style-name="P4">Restrictions: ?</text:p>
      <text:p text:style-name="P4"/>
      <text:p text:style-name="P4">II. Descriptive Metadata</text:p>
      <text:p text:style-name="P4"/>
      <text:p text:style-name="P4">Script<text:tab/><text:tab/><text:tab/><text:tab/><text:tab/><text:tab/>Manuscript<text:tab/></text:p>
      <text:p text:style-name="P4"><text:s/>(manuscript or typescript) <text:tab/><text:tab/><text:tab/><text:tab/></text:p>
      <text:p text:style-name="P4">Language (s)<text:tab/><text:tab/><text:tab/><text:tab/><text:tab/>English<text:tab/><text:tab/><text:tab/><text:tab/><text:tab/></text:p>
      <text:p text:style-name="P4">Author of letter<text:tab/><text:tab/><text:tab/><text:tab/>Louisa B. Hart<text:tab/></text:p>
      <text:p text:style-name="P4">Signed letter<text:tab/><text:tab/><text:tab/><text:tab/><text:tab/>Y</text:p>
      <text:p text:style-name="P4">Unsigned letter</text:p>
      <text:p text:style-name="P4">Dictated letter</text:p>
      <text:p text:style-name="P4">Anonymous</text:p>
      <text:p text:style-name="P4">Addressee of letter<text:tab/><text:tab/><text:tab/><text:tab/>Henry Morais</text:p>
      <text:p text:style-name="P4">Addressee as “Editor”<text:tab/><text:tab/><text:tab/><text:tab/></text:p>
      <text:p text:style-name="P4">Date (derived from Hebrew Date)<text:tab/><text:tab/></text:p>
      <text:p text:style-name="P4">Date (derived from Gregorian calendar)<text:tab/></text:p>
      <text:p text:style-name="P4">Month<text:tab/><text:tab/><text:tab/><text:tab/><text:tab/><text:tab/></text:p>
      <text:p text:style-name="P4">Year<text:tab/><text:tab/><text:tab/><text:tab/><text:tab/><text:tab/></text:p>
      <text:p text:style-name="P4">Hebrew Date<text:tab/><text:tab/><text:tab/><text:tab/><text:tab/></text:p>
      <text:p text:style-name="P4">Undated</text:p>
      <text:p text:style-name="P4">City<text:tab/><text:tab/><text:tab/><text:tab/><text:tab/><text:tab/></text:p>
      <text:p text:style-name="P4">State<text:tab/><text:tab/><text:tab/><text:tab/><text:tab/><text:tab/></text:p>
      <text:p text:style-name="P4">Country<text:tab/><text:tab/><text:tab/><text:tab/><text:tab/></text:p>
      <text:p text:style-name="P4">Subject<text:tab/><text:tab/><text:tab/><text:tab/><text:tab/></text:p>
      <text:p text:style-name="P4">Keywords</text:p>
      <text:p text:style-name="P4"/>
      <text:p text:style-name="P4"/>
      <text:p text:style-name="P4">III. Document Types</text:p>
      <text:p text:style-name="P4"/>
      <text:p text:style-name="P4">Correspondence<text:tab/><text:tab/><text:tab/><text:tab/>Y</text:p>
      <text:p text:style-name="P4">(Synagogue) Sermon</text:p>
      <text:p text:style-name="P4">(Public) Discourse</text:p>
      <text:p text:style-name="P4">Literary Document<text:tab/><text:tab/><text:tab/><text:tab/></text:p>
      <text:p text:style-name="P4">Legal Document</text:p>
      <text:p text:style-name="P4">Receipts</text:p>
      <text:p text:style-name="P4">Newspaper Clipping</text:p>
      <text:p text:style-name="P4">Greeting Card</text:p>
      <text:p text:style-name="P4">Calling Card</text:p>
      <text:p text:style-name="P4"><text:soft-page-break/></text:p>
      <text:p text:style-name="P4"/>
      <text:p text:style-name="P4">IV. Physical Features </text:p>
      <text:p text:style-name="P4"/>
      <text:p text:style-name="P4">Condition (e.g. fragile)<text:tab/><text:tab/><text:tab/></text:p>
      <text:p text:style-name="P4">Paper size (letter or legal size)<text:tab/><text:tab/></text:p>
      <text:p text:style-name="P4">Number of Pages<text:tab/><text:tab/><text:tab/><text:tab/>2</text:p>
      <text:p text:style-name="P4">Number of Sheets<text:tab/><text:tab/><text:tab/><text:tab/>1</text:p>
      <text:p text:style-name="P4">Fragment<text:tab/><text:tab/><text:tab/><text:tab/><text:tab/></text:p>
      <text:p text:style-name="P4">Pagination </text:p>
      <text:p text:style-name="P4">Foliation</text:p>
      <text:p text:style-name="P4">Additional Numeration</text:p>
      <text:p text:style-name="P4">Envelope<text:tab/><text:tab/><text:tab/><text:tab/><text:tab/>Y</text:p>
      <text:p text:style-name="P4">Stamp<text:tab/><text:tab/><text:tab/><text:tab/><text:tab/><text:tab/></text:p>
      <text:p text:style-name="P4">Postma<text:tab/>rk<text:tab/><text:tab/><text:tab/><text:tab/><text:tab/></text:p>
      <text:p text:style-name="P4">Wax seal<text:tab/><text:tab/><text:tab/><text:tab/><text:tab/></text:p>
      <text:p text:style-name="P4"/>
      <text:p text:style-name="P4">V. Added entries </text:p>
      <text:p text:style-name="P4"/>
      <text:p text:style-name="P4">Additional names mentioned: </text:p>
      <text:p text:style-name="P4">Additional Places mentioned: </text:p>
      <text:p text:style-name="P4">Additional Dates mentioned:</text:p>
      <text:p text:style-name="P4"/>
      <text:p text:style-name="P4">VI. Notes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II Transcription</text:p>
      <text:p text:style-name="P2">(Symbols: ?=uncertain; []=supplied information; /=end of line)</text:p>
      <text:p text:style-name="P2"><text:span text:style-name="T1"/></text:p>
      <text:p text:style-name="P2">[Envelope]</text:p>
      <text:p text:style-name="P2">Rev. S. Morais/</text:p>
      <text:p text:style-name="P2">6th above Buttonwood/</text:p>
      <text:p text:style-name="P2"/>
      <text:p text:style-name="P2">[Page 1]</text:p>
      <text:p text:style-name="P2"><text:tab/>To Henry Morais with/ sincere wish that his Bar-/mitsva may be the begin-/ning of a life marked/ by true piety: that love/ of God may be testified/ by acts of kindliness as/ well as duty towards his/ fellow-man, specially to/ the Father, Sisters and/ Brother whose happiness on/ </text:p>
      <text:p text:style-name="P2"/>
      <text:p text:style-name="P2">[Page 2]</text:p>
      <text:p text:style-name="P2">its reverse is, and will/ be so intimately connected/ with his well-doing and/ well-being./</text:p>
      <text:p text:style-name="P2">The microscope I hope will/ be a means of enjoyment,/ your Father will be so good/ as to append to the article of/ my own work the fringe/ that must render it of/ value and efficacy./</text:p>
      <text:p text:style-name="P2">Affectionately/ Louisa B. Hart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1-12T15:29:17.34</meta:creation-date>
    <dc:date>2012-01-12T15:36:59.13</dc:date>
    <dc:creator>Penn Libraries</dc:creator>
    <meta:editing-duration>PT00H07M41S</meta:editing-duration>
    <meta:editing-cycles>1</meta:editing-cycles>
    <meta:generator>OpenOffice.org/3.2$Win32 OpenOffice.org_project/320m12$Build-9483</meta:generator>
    <meta:document-statistic meta:table-count="0" meta:image-count="0" meta:object-count="0" meta:page-count="2" meta:paragraph-count="69" meta:word-count="271" meta:character-count="1869"/>
  </office:meta>
</office:document-meta>
</file>